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45,46,48,55,63,67,73,82,89,95,106,113,119,128,13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6,37,38,39,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25,36,37,38,39,40,57,5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36,3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39,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53,78,101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8" table:style-name="ce10">
            <text:p>3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25" table:style-name="ce10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25,36,37,38,39,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2" table:style-name="ce9">
            <text:p>2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47,50,5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27,62,74,81,10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53,78,101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26" table:style-name="ce9">
            <text:p>1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27,53,57,65,78,84,87,101,108,111,1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27,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65" table:style-name="ce9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68,74,90,96,114,120,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CC RCCD</meta:initial-creator>
    <dc:creator>Chad</dc:creator>
    <meta:creation-date>2017-01-25T10:21:36Z</meta:creation-date>
    <dc:date>2017-11-06T02:19:58Z</dc:date>
    <meta:editing-cycles>8</meta:editing-cycles>
    <meta:editing-duration>PT2719S</meta:editing-duration>
  </office:meta>
</office:document-meta>
</file>